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text-properties fo:language="cs" fo:country="CZ"/>
    </style:style>
    <style:style style:name="P4" style:family="paragraph" style:parent-style-name="Text_20_body" style:list-style-name="L4">
      <style:text-properties fo:language="cs" fo:country="CZ"/>
    </style:style>
    <style:style style:name="P5" style:family="paragraph" style:parent-style-name="Text_20_body" style:list-style-name="L5">
      <style:text-properties fo:language="cs" fo:country="CZ"/>
    </style:style>
    <style:style style:name="P6" style:family="paragraph" style:parent-style-name="Text_20_body" style:list-style-name="L14">
      <style:text-properties fo:language="cs" fo:country="CZ"/>
    </style:style>
    <style:style style:name="P7" style:family="paragraph" style:parent-style-name="Text_20_body" style:list-style-name="L15">
      <style:text-properties fo:language="cs" fo:country="CZ"/>
    </style:style>
    <style:style style:name="P8" style:family="paragraph" style:parent-style-name="Text_20_body" style:list-style-name="L17">
      <style:text-properties fo:language="cs" fo:country="CZ"/>
    </style:style>
    <style:style style:name="P9" style:family="paragraph" style:parent-style-name="Text_20_body" style:list-style-name="L19">
      <style:text-properties fo:language="cs" fo:country="CZ"/>
    </style:style>
    <style:style style:name="P10" style:family="paragraph" style:parent-style-name="Text_20_body" style:list-style-name="L20">
      <style:text-properties fo:language="cs" fo:country="CZ"/>
    </style:style>
    <style:style style:name="P11" style:family="paragraph" style:parent-style-name="Text_20_body" style:list-style-name="L21">
      <style:text-properties fo:language="cs" fo:country="CZ"/>
    </style:style>
    <style:style style:name="P12" style:family="paragraph" style:parent-style-name="Text_20_body" style:list-style-name="L4"/>
    <style:style style:name="P13" style:family="paragraph" style:parent-style-name="Text_20_body" style:list-style-name="L4">
      <style:text-properties fo:language="en" fo:country="US"/>
    </style:style>
    <style:style style:name="P14" style:family="paragraph" style:parent-style-name="Text_20_body" style:list-style-name="L5">
      <style:text-properties fo:language="en" fo:country="US"/>
    </style:style>
    <style:style style:name="P15" style:family="paragraph" style:parent-style-name="Text_20_body" style:list-style-name="L5"/>
    <style:style style:name="P16" style:family="paragraph" style:parent-style-name="Text_20_body" style:list-style-name="L19"/>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en" fo:country="US"/>
    </style:style>
    <style:style style:name="T3" style:family="text">
      <style:text-properties style:use-window-font-color="true" style:text-outline="false" style:text-line-through-style="none" style:text-position="0% 100%" style:font-name="Tahoma"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Osnova práce</text:span></text:h>
      <text:list xml:id="list4552451266761042836" text:style-name="L4">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 práce:</text:p>
              <text:list>
                <text:list-item>
                  <text:p text:style-name="P4">trestná činnost jako společenský ukazatel, sledování trestné činnosti může být nástrojem sociální a ekonomické politiky</text:p>
                </text:list-item>
                <text:list-item>
                  <text:p text:style-name="P4">data a jejich publikovatelé (PČR, ČSÚ, obce)</text:p>
                </text:list-item>
              </text:list>
            </text:list-item>
            <text:list-item>
              <text:p text:style-name="P4">nastolení problémů: nedostatky publikovaných dat, způsobů publikace</text:p>
            </text:list-item>
            <text:list-item>
              <text:p text:style-name="P4">vymezení cílů práce jako možného řešení problémů: veřejný RDF dataset, demo - aplikace</text:p>
            </text:list-item>
            <text:list-item>
              <text:p text:style-name="P4">cílové publikum (dataset, aplikace)</text:p>
            </text:list-item>
            <text:list-item>
              <text:p text:style-name="P4">přehled práce</text:p>
            </text:list-item>
          </text:list>
        </text:list-item>
        <text:list-item>
          <text:p text:style-name="P4">Technologie a software (sémantický web, geospatial):</text:p>
          <text:list>
            <text:list-item>
              <text:p text:style-name="P4">co? (technologie sémantického webu, prostorová data)</text:p>
            </text:list-item>
            <text:list-item>
              <text:p text:style-name="P13"><text:span text:style-name="T1">propojování datasetů: </text:span>motivace k propojov<text:span text:style-name="T1">ání datasetů, LOD </text:span>(odkaz, <text:span text:style-name="T1">diagram propojení datasetů LOD), definice propojení, <text:s/>příklady propojení (z Datasetu), využití propojení datasetů (např. linked data browsery, linked data crawling (příklady), SPARQL Federated query (DBpedia; viz využití v této práci pro získání názvu obce, příslušné k útvaru)),</text:span></text:p>
            </text:list-item>
            <text:list-item>
              <text:p text:style-name="P4">využití v práci</text:p>
            </text:list-item>
          </text:list>
        </text:list-item>
        <text:list-item>
          <text:p text:style-name="P4">Požadavky (vize, seznam požadavků):</text:p>
          <text:list>
            <text:list-item>
              <text:p text:style-name="P4">vize: neformální povídání o tom, čeho přesně chci dosáhnout a jaké by to mělo mít vlastnosti; dalo by se nahradit seznamem požadavků</text:p>
            </text:list-item>
            <text:list-item>
              <text:p text:style-name="P4">specifikace požadavků: detailně a strukturovaně rozpracované cíle práce (pouze požadavky na dataset, na aplikaci později v příslušné podkapitole)</text:p>
            </text:list-item>
          </text:list>
        </text:list-item>
        <text:list-item>
          <text:p text:style-name="P4">Existující práce (datasety):</text:p>
          <text:list>
            <text:list-item>
              <text:p text:style-name="P4">existující RDF datasety o kriminalitě (u nás asi ne, něco je v Británii): co za data obsahuje? jak velký časový úsek pokrývá? jak jsou podrobná? jak jsou úplná? jsou veřejně dostupná? jak moc jsou aktuální a jak často aktualizovaná? jak jsou přesná? (chybová?), special features (geo-lokalizovaná, fotky pachatelů nebo míst trestného činu atd.), na které datasety jsou propojeny</text:p>
            </text:list-item>
            <text:list-item>
              <text:p text:style-name="P4">zhodnocení datasetů (přínosy, nedostatky)</text:p>
            </text:list-item>
          </text:list>
        </text:list-item>
        <text:list-item>
          <text:p text:style-name="P4">Zdroje kriminálních dat:</text:p>
          <text:list>
            <text:list-item>
              <text:p text:style-name="P4">přehled existujících zdrojů dat:</text:p>
              <text:list>
                <text:list-item>
                  <text:p text:style-name="P4">zdroje dat a jejich vztahy: PČR jako primární má data interně v ESSK, z něho dělá standardní statistické sestavy pro veřejnost (a nestandardní neveřejné na vyžádání: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item>
                  <text:p text:style-name="P4"><text:soft-page-break/>závěr: žádná srovnávací tabulka; ideálně zpracovat všechny; vybrán bude ale pouze ESSK (pracnost zpracovat ostatní data, ESSK sám o sobě je dost pracný)</text:p>
                </text:list-item>
              </text:list>
            </text:list-item>
            <text:list-item>
              <text:p text:style-name="P4">popis ESSK:</text:p>
              <text:list>
                <text:list-item>
                  <text:p text:style-name="P4">obecně o ESSK: co to je, k čemu slouží, co obsahuje, kdo jej spravuje, možnosti přístupu veřejnosti k datům (na požádání exporty z DB a sestavy nad ESSK)</text:p>
                </text:list-item>
                <text:list-item>
                  <text:p text:style-name="P12"><text:span text:style-name="T1">co jsme získali: kdo mi to předal a jak mohu s daty nakládat; obsah (stručný popis); </text:span><text:span text:style-name="T2">form</text:span><text:span text:style-name="T1">át (MDB) a struktura (popsat sloupce tabulek i s příklady </text:span><text:span text:style-name="T2">vyplnění); popis</text:span><text:span text:style-name="T1"> datových typů sloupců a mapování na položky formuláře do příloh; </text:span><text:span text:style-name="T2">popis obsahu: v</text:span><text:span text:style-name="T1">ýznam záznamů v tabulkách a mapování na instance formuláře</text:span></text:p>
                </text:list-item>
                <text:list-item>
                  <text:p text:style-name="P4">problémy:</text:p>
                  <text:list>
                    <text:list-item>
                      <text:p text:style-name="P4">záznam pro jeden tr. čin ve více rocích =&gt; verzování</text:p>
                    </text:list-item>
                    <text:list-item>
                      <text:p text:style-name="P12"><text:span text:style-name="T1">chybovost dat: vyplnění kódů okresů, kde pachatel bydlel, když byl ukončen; pořadová čísla v identifikátoru formuláře (občas nesmyslné hodnoty); odkazy na neexistující útvary</text:span><text:span text:style-name="T2">; </text:span><text:span text:style-name="T1">párování trestných činů a pachatelů (nespárovatelné záznamy, chybné počty a pořadí pachatelů); převod číselníků z HTML</text:span></text:p>
                    </text:list-item>
                    <text:list-item>
                      <text:p text:style-name="P4">jak se s nimi vypořádat?</text:p>
                    </text:list-item>
                  </text:list>
                </text:list-item>
                <text:list-item>
                  <text:p text:style-name="P4">CONTINUE</text:p>
                </text:list-item>
              </text:list>
            </text:list-item>
          </text:list>
        </text:list-item>
        <text:list-item>
          <text:p text:style-name="P4">Geolokalizace dat:</text:p>
          <text:list>
            <text:list-item>
              <text:p text:style-name="P13">motivace: geolokalizace trestných činů (jako v ostatních datasetech, např. Street level crimes: připomeň, jaký způsob geolokalizace poskytují)</text:p>
            </text:list-item>
            <text:list-item>
              <text:p text:style-name="P4">možnosti geolokalizace dat z ESSK: <text:span text:style-name="T2">útvar spáchání, zpracování, místo pobytu v době ukončení: útvar odpovídá zhruba obci nebo části obce nebo města; je dostupný </text:span><text:span text:style-name="T2">shapefile; </text:span><text:span text:style-name="T2">geolokalizace na útvary ale není moc použitelná pro prezentaci (málo lidí zná hranice útvarů) =&gt; propojení útvarů na RÚIAN (obce); pro RÚIAN existuje RDF dataset, útvary do RDF převedu sám</text:span></text:p>
            </text:list-item>
            <text:list-item>
              <text:p text:style-name="P4"><text:span text:style-name="T2">popis </text:span>obsahu a struktury shapefile</text:p>
            </text:list-item>
            <text:list-item>
              <text:p text:style-name="P4">snadné propojení dat ESSK na záznamy shapefile přes kód útvaru; shapefile možno převést do RDF (i s geoprostorovými atributy: viz Virtuoso geospatial extensions) a data pak nalinkovat na RÚIAN (viz dále)</text:p>
            </text:list-item>
          </text:list>
        </text:list-item>
        <text:list-item>
          <text:p text:style-name="P4">Propojení datasetu na externí data:</text:p>
          <text:list>
            <text:list-item>
              <text:p text:style-name="P4">vytipování vhodných míst: (viz předchozí podkapitola), právní kvalifikace (dataset zákonů)</text:p>
            </text:list-item>
            <text:list-item>
              <text:p text:style-name="P4">místo narození pachatele: možnost párovat na dataset RÚIAN podle názvu, ale data jsou chybová, tak na to seru, <text:span text:style-name="T2">nav</text:span>íc je to moc pracné</text:p>
            </text:list-item>
            <text:list-item>
              <text:p text:style-name="P4">stát spáchání, státní příslušnost pachatele: mapování přes anglický název státu na Dbpedia</text:p>
            </text:list-item>
          </text:list>
        </text:list-item>
        <text:list-item>
          <text:p text:style-name="P4">Datový model:<office:annotation><dc:creator>Tomáš Beňák</dc:creator><dc:date>2015-12-06T21:42:55.38</dc:date><text:p text:style-name="P17"><text:span text:style-name="T3">Postupně uvádět (UML) diagramy s různými částmi RDF modelu. Diagramy komentovat, popisovat užité prvky ontologie a uvádět příklady použití. Tabulky s popisy tříd, atributů, číselníků atd. nevádět ani do příloh.</text:span></text:p></office:annotation></text:p>
          <text:list>
            <text:list-item>
              <text:p text:style-name="P4">ontologie:</text:p>
              <text:list>
                <text:list-item>
                  <text:p text:style-name="P4">diagramy: vhodný top-level diagram</text:p>
                </text:list-item>
                <text:list-item>
                  <text:p text:style-name="P4">popis třídy a atributů: účel, příklady, URI konvence</text:p>
                </text:list-item>
              </text:list>
            </text:list-item>
            <text:list-item>
              <text:p text:style-name="P4">implementace:</text:p>
              <text:list>
                <text:list-item>
                  <text:p text:style-name="P4"><text:soft-page-break/>ontologie:</text:p>
                  <text:list>
                    <text:list-item>
                      <text:p text:style-name="P4">možnosti modelování RDF: RDFS vs OWL (vhodnost použití RDFS místo OWL viz článek od Chrise Bizera Úvod do Linked Data)</text:p>
                    </text:list-item>
                    <text:list-item>
                      <text:p text:style-name="P4"><text:span text:style-name="T2">pou</text:span>žité ontologie: (popsané podrobněji v kapitole o technologiích; jak (ne)byly konkrétně použity a proč; konkrétní příklady použití)</text:p>
                      <text:list>
                        <text:list-item>
                          <text:p text:style-name="P4">modelování číselníků a klasifikací: SKOS</text:p>
                        </text:list-item>
                        <text:list-item>
                          <text:p text:style-name="P4">modelování statistických dat: RDF Data Cube, SDMX, SCOVO (obhájit nepoužití)</text:p>
                        </text:list-item>
                      </text:list>
                    </text:list-item>
                    <text:list-item>
                      <text:p text:style-name="P4">organizace částí ontologie: třídy, properties (pro zákony, útvary, státy), číselníky (definice, koncepty, linkování, sémantika)</text:p>
                    </text:list-item>
                    <text:list-item>
                      <text:p text:style-name="P4">extrakce dat číselníků: z HTML ručně do CSV, odsud Java utilitou (proč ne awk?) do RDF</text:p>
                    </text:list-item>
                  </text:list>
                </text:list-item>
                <text:list-item>
                  <text:p text:style-name="P4">datový model:</text:p>
                  <text:list>
                    <text:list-item>
                      <text:p text:style-name="P4">popsat, jak byla použita navržená ontologie i další ontologie pro návrh datového modelu</text:p>
                    </text:list-item>
                    <text:list-item>
                      <text:p text:style-name="P4">použité ontologie: např. metainformace o datasetech (VOID, DC Terms), datové typy (XSD)</text:p>
                    </text:list-item>
                    <text:list-item>
                      <text:p text:style-name="P4">model je v UML, RDFS se generuje</text:p>
                      <text:list>
                        <text:list-item>
                          <text:p text:style-name="P4">přínosy:</text:p>
                          <text:list>
                            <text:list-item>
                              <text:p text:style-name="P4">udržování dokumentace (v UML) v souladu s RDF modelem</text:p>
                            </text:list-item>
                            <text:list-item>
                              <text:p text:style-name="P4">možnost generování mapping file pro extrakci z DB pomocí tagged values na elementech UML modelu (později při extrakci a aktualizaci dat)</text:p>
                            </text:list-item>
                          </text:list>
                        </text:list-item>
                        <text:list-item>
                          <text:p text:style-name="P4">nedostatky: některé konstrukty RDF v UML nejsou: (subproperties, nutno manuálně)</text:p>
                        </text:list-item>
                        <text:list-item>
                          <text:p text:style-name="P4">možnosti modelování v UML: jeden model modeluje entity, jejich atributy a vztahy, druhý modeluje RDF classes, properties a jejich vztahy (lze např. v EA)</text:p>
                        </text:list-item>
                        <text:list-item>
                          <text:p text:style-name="P4">nástroje: EA pro modelování, <text:span text:style-name="T2">uml2rdf </text:span>pro převod do RDF</text:p>
                        </text:list-item>
                      </text:list>
                    </text:list-item>
                    <text:list-item>
                      <text:p text:style-name="P4">popsat verzovací schéma</text:p>
                    </text:list-item>
                  </text:list>
                </text:list-item>
              </text:list>
            </text:list-item>
          </text:list>
        </text:list-item>
        <text:list-item>
          <text:p text:style-name="P4">Extrakce a aktualizace dat:</text:p>
          <text:list>
            <text:list-item>
              <text:p text:style-name="P4">co vše se extrahuje a aktualizuje: kriminální data, geoprostorová data útvarů, geoprostorová data obcí, RDF linky (zákony, státy)</text:p>
            </text:list-item>
            <text:list-item>
              <text:p text:style-name="P4">proces extrakce:</text:p>
              <text:list>
                <text:list-item>
                  <text:p text:style-name="P4">popsat pomocí diagramů (nebo pseudo<text:span text:style-name="T2">-</text:span>kódu): diagramy mohou obsahovat názvy používaných programových jednotek (aplikací, utilit, skriptů), takže je pak nemusí obsahovat komentář</text:p>
                </text:list-item>
                <text:list-item>
                  <text:p text:style-name="P13">vstupní (MDB, GML, shapefile) a cílové formáty (ideálně pouze RDF bez pomocné PostgreSQL DB)</text:p>
                </text:list-item>
                <text:list-item>
                  <text:p text:style-name="P4"><text:span text:style-name="T2">text pou</text:span>ze jako komentář k diagramu</text:p>
                </text:list-item>
                <text:list-item>
                  <text:p text:style-name="P4"><text:soft-page-break/>příklady popisu procesu extrakce dat: Matej Snoha</text:p>
                </text:list-item>
                <text:list-item>
                  <text:p text:style-name="P4">konkrétně:</text:p>
                  <text:list>
                    <text:list-item>
                      <text:p text:style-name="P4">RÚIAN:</text:p>
                      <text:list>
                        <text:list-item>
                          <text:p text:style-name="P4">zjednodušit: neprovádět shlukování (lze transformovat každý OB_<text:span text:style-name="T2">UKSH soubor</text:span>) a třídění podle typu územní jednotky (stejně mě zajímají jen obce):</text:p>
                          <text:list>
                            <text:list-item>
                              <text:p text:style-name="P4">stažení požadovaných VFR souborů, extrakce do XML, transformace pomocí XSLT do RDF (nasazení se řeší v kapitole o uložení dat), aktualizace verzovacích informací</text:p>
                            </text:list-item>
                          </text:list>
                        </text:list-item>
                      </text:list>
                    </text:list-item>
                    <text:list-item>
                      <text:p text:style-name="P4">útvary:</text:p>
                      <text:list>
                        <text:list-item>
                          <text:p text:style-name="P4">lze ze SHP rovnou do RDF?</text:p>
                        </text:list-item>
                        <text:list-item>
                          <text:p text:style-name="P4">standardně: ze SHP konvertovat (nejlépe command-line utilitou) do GML a toto pomocí XSLT na RDF, aktualizace verzovacích informací</text:p>
                        </text:list-item>
                        <text:list-item>
                          <text:p text:style-name="P4">mapování mezi atributy útvarů v SHP a RDF atributy</text:p>
                        </text:list-item>
                      </text:list>
                    </text:list-item>
                    <text:list-item>
                      <text:p text:style-name="P4">ESSK:</text:p>
                      <text:list>
                        <text:list-item>
                          <text:p text:style-name="P4">popsat vstupní formát</text:p>
                        </text:list-item>
                        <text:list-item>
                          <text:p text:style-name="P4">mapování ze vstupního formátu na RDF atributy =&gt; mapping file pro D2RQ</text:p>
                        </text:list-item>
                        <text:list-item>
                          <text:p text:style-name="P4">konverze a založení instance (např. PostgreSQL): nastavit možnost přístupu k databázi pro uživatele, který provádí import</text:p>
                        </text:list-item>
                        <text:list-item>
                          <text:p text:style-name="P4">proces extrakce: (ke každému kroku extrakce napsat, který skript nebo utilita řeší a co přesně dělá; <text:span text:style-name="T2">je mo</text:span>žné každý krok popsat samostatným diagramem)</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atd.):</text:p>
                              <text:list>
                                <text:list-item>
                                  <text:p text:style-name="P4">např. výpočet objasněnosti trestných činů: v SQL místo ve SPARQL</text:p>
                                </text:list-item>
                              </text:list>
                            </text:list-item>
                          </text:list>
                        </text:list-item>
                      </text:list>
                    </text:list-item>
                  </text:list>
                </text:list-item>
              </text:list>
            </text:list-item>
            <text:list-item>
              <text:p text:style-name="P4">extrakce RDF linků</text:p>
            </text:list-item>
            <text:list-item>
              <text:p text:style-name="P4">extrakce RDF:</text:p>
              <text:list>
                <text:list-item>
                  <text:p text:style-name="P4">generovat lze poloautomaticky: pomocí tagged values v UML modelu (viz datový model):</text:p>
                  <text:list>
                    <text:list-item>
                      <text:p text:style-name="P4">třída: definice class-map</text:p>
                    </text:list-item>
                    <text:list-item>
                      <text:p text:style-name="P4">property: definice property bridge</text:p>
                    </text:list-item>
                    <text:list-item>
                      <text:p text:style-name="P4">z příslušného XMI by pomocí XSLT šlo extrahovat výsledný mapping file</text:p>
                    </text:list-item>
                    <text:list-item>
                      <text:p text:style-name="P4">umí např. Enterprise Architect</text:p>
                    </text:list-item>
                  </text:list>
                </text:list-item>
              </text:list>
            </text:list-item>
          </text:list>
        </text:list-item>
        <text:list-item>
          <text:p text:style-name="P4">Verzování dat:</text:p>
          <text:list>
            <text:list-item>
              <text:p text:style-name="P4">motivace: plyne z požadavku na aktualizační mechanismus a snahy zachovat historii změn dat a nepoužívat vždy pouze nejnovější verzi (k čemu je to dobré: zachycení historie vývoje případu, kdy se některé údaje přepisují, např. u amnestií)</text:p>
            </text:list-item>
            <text:list-item>
              <text:p text:style-name="P4">popis: nejlépe diagram</text:p>
            </text:list-item>
            <text:list-item>
              <text:p text:style-name="P4"><text:soft-page-break/>invarianty: U.next_version = V.id právě tehdy, když V.previous_version = U.id ,právě tehdy, když U.valid_to = V.valid_from, U.next_version is null právě tehdy, když U.valid_to = MAX_DATE</text:p>
            </text:list-item>
            <text:list-item>
              <text:p text:style-name="P4">co verzovat: to, co se aktualizuje (kriminální data, geoprostorová a další data útvarů, geoprostorová data obcí; číselníky?)</text:p>
            </text:list-item>
            <text:list-item>
              <text:p text:style-name="P4">návrh verzovacího schematu:</text:p>
              <text:list>
                <text:list-item>
                  <text:p text:style-name="P4">obecné pro všechna data:</text:p>
                  <text:list>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
                </text:list-item>
                <text:list-item>
                  <text:p text:style-name="P4">konkrétně pro různé druhy dat: kriminální data, geoprostorová data útvarů, geoprostorová data obcí</text:p>
                </text:list-item>
              </text:list>
            </text:list-item>
            <text:list-item>
              <text:p text:style-name="P4">implementace verzovacího schematu:</text:p>
              <text:list>
                <text:list-item>
                  <text:p text:style-name="P4">možné přístupy: viz paper o provázání verzí a určení časové platnosti verze pomocí DC Terms atributů (diskuse: provázání verzí pomocí dct:hasVersion možná není úplně vhodné)</text:p>
                </text:list-item>
                <text:list-item>
                  <text:p text:style-name="P4">interval pomocí subproperties dct:validFrom a dct:validTo, identifikátor dle typu dat, provázání verzí pomocí vlastních properties, specifické využití dct:hasVersion a dct:isVersionOf</text:p>
                </text:list-item>
              </text:list>
            </text:list-item>
            <text:list-item>
              <text:p text:style-name="P4">ukázka práce s verzovanými daty</text:p>
            </text:list-item>
          </text:list>
        </text:list-item>
        <text:list-item>
          <text:p text:style-name="P4">Uložení a publikace datasetu:</text:p>
          <text:list>
            <text:list-item>
              <text:p text:style-name="P4">nasazení dat (ontologie, útvary, trestné činy, obce; <text:span text:style-name="T2">ver</text:span>zovací údaje) do RDF Store </text:p>
            </text:list-item>
            <text:list-item>
              <text:p text:style-name="P4">aktualizace verzovacího schematu, propojení verzí (zřetězení verzí, konzistentní linkování verzí různých entit)</text:p>
            </text:list-item>
            <text:list-item>
              <text:p text:style-name="P4">RDF datasety (diagram znázorňující členění dat do datasetů a vztahy mezi datasety)</text:p>
              <text:list>
                <text:list-item>
                  <text:p text:style-name="P4">konkrétní návrhy organizace:</text:p>
                  <text:list>
                    <text:list-item>
                      <text:p text:style-name="P4">jednotlivé aktualizační dávky ve zvláštních datasetech; tyto jsou dct:version hlavního datasetu; jednotlivé verze můžou být spojeny pomocí dct:versionOf a dct:replacedBy; <text:span text:style-name="T2">v defaultn</text:span>ím grafu na SPARQL endpointu union aktuálních verzí</text:p>
                    </text:list-item>
                    <text:list-item>
                      <text:p text:style-name="P4">kriminální a geoprostorová data v hlavním datasetu, linkování na externí datasety v druhém datasetu (linksetu?)</text:p>
                    </text:list-item>
                    <text:list-item>
                      <text:p text:style-name="P4">VOID file (= formální popis datasetů): role v procesu publikace dat, popis datasetů a jejich endpointů; VOID file umístně v jednom z několika dobře známých a doporučených umístění, aby bylo možné jej objevit; příklad využití v demo-aplikaci</text:p>
                    </text:list-item>
                  </text:list>
                </text:list-item>
              </text:list>
            </text:list-item>
            <text:list-item>
              <text:p text:style-name="P4">named graphs: rozdělení datasetů do named graphs (pro účely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text:soft-page-break/>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s LOD:</text:p>
          <text:list>
            <text:list-item>
              <text:p text:style-name="P4">nástin možných cílů linků v kapitole o zdrojích dat, zde detailní popis (ontologie? extrakce?)</text:p>
            </text:list-item>
            <text:list-item>
              <text:p text:style-name="P4">hledání linků (analyticky se znalostí významu dat (uvést příklady), (polo)automaticky (např. SILK))</text:p>
            </text:list-item>
            <text:list-item>
              <text:p text:style-name="P4">přehled linků mezi Datasetem a LOD (high-level diagram s neformálním popisem linků):</text:p>
              <text:list>
                <text:list-item>
                  <text:p text:style-name="P13"><text:span text:style-name="T1">komentář neformálně popisuje charakter linků (odkazovaný dataset a objekt), </text:span><text:span text:style-name="T1">odkazující entity i cílové datasety (cílové entity, SPARQL endpoint, zdrojová data a další metadata)</text:span></text:p>
                </text:list-item>
              </text:list>
            </text:list-item>
            <text:list-item>
              <text:p text:style-name="P4">podrobný přehled linků:</text:p>
              <text:list>
                <text:list-item>
                  <text:p text:style-name="P4">kategorizace podle typu odkazující entity (nebo podle cílového datasetu?)</text:p>
                  <text:list>
                    <text:list-item>
                      <text:p text:style-name="P4">pro každý typ entity (trestný čin, pachatel, stát, útvar, TSK, taktická klasifikace pachatele-cizince atd.) tabulka použitých typů linků (ty samotné jsou popsány v kapitole o Ontologii): predikát, význam, příklad, cílový dataset</text:p>
                    </text:list-item>
                    <text:list-item>
                      <text:p text:style-name="P4">v rámci popisu linkování pro daný typ entity je možné stručně popsat odkazované datasety</text:p>
                    </text:list-item>
                    <text:list-item>
                      <text:p text:style-name="P4">metoda odkazování: přímo vs lokální proxy (smushing lokálních a externích entit)</text:p>
                    </text:list-item>
                  </text:list>
                </text:list-item>
              </text:list>
            </text:list-item>
            <text:list-item>
              <text:p text:style-name="P4">implementace:</text:p>
              <text:list>
                <text:list-item>
                  <text:p text:style-name="P4">extrakce </text:p>
                  <text:list>
                    <text:list-item>
                      <text:p text:style-name="P4">geoprostorová <text:span text:style-name="T2">data (ú</text:span>tvary, státy)</text:p>
                      <text:list>
                        <text:list-item>
                          <text:p text:style-name="P4">útvary:</text:p>
                          <text:list>
                            <text:list-item>
                              <text:p text:style-name="P4">se znalostí hranice útvaru lze propojit na datasety územních jednotek ČR (opendata.cz: ruian, NUTS): zmínit problémy RUIAN datasetu (nemá hranice) a možné řešení (stáhnout si potřebná data z RÚIAN a pomocí nich na RUIAN dataset napojit)</text:p>
                              <text:list>
                                <text:list-item>
                                  <text:p text:style-name="P4">popis RÚIAN, VDP, VFR (co za data poskytuje, která mě zajímají, jak je získám, v jakém formátu)</text:p>
                                </text:list-item>
                                <text:list-item>
                                  <text:p text:style-name="P4">jak stažená RÚIAN data využiju: lokální RDF dataset s obcemi, které mají přiřazenou hranici a používají stejný identifikátor jako obce v <text:soft-page-break/>RUIAN datasetu. Je možné je tedy pomocí SPARQL propojit.</text:p>
                                </text:list-item>
                              </text:list>
                            </text:list-item>
                          </text:list>
                        </text:list-item>
                      </text:list>
                    </text:list-item>
                    <text:list-item>
                      <text:p text:style-name="P4">zákony (kvalifikace tr. činu, kvalifikace formy hosp. trestné činnosti, kvalifikace TSK, ustanovení zákona u úkonů v trestním řízení, ustanovení zákona u klasifikace pachatele-cizince): dataset zákonů na opendata.cz</text:p>
                      <text:list>
                        <text:list-item>
                          <text:p text:style-name="P4">možná zbytečné dělení typů RDF linků do kategorií (TSK, forma hosp. trestné činnosti, klasifikace pachatele-cizince atd.): stačilo by mít souvislý text pro linky do Datasetu zákonů a v něm popsat všechny linky</text:p>
                        </text:list-item>
                      </text:list>
                    </text:list-item>
                    <text:list-item>
                      <text:p text:style-name="P4">další: zaměstnání, pozice v zaměstnání, úroveň vzdělání, místo narození pachatele, místo pobytu pachatele (zdůvodním, proč nebude implementováno)</text:p>
                    </text:list-item>
                  </text:list>
                </text:list-item>
                <text:list-item>
                  <text:p text:style-name="P4">uložení a publikace dat:</text:p>
                  <text:list>
                    <text:list-item>
                      <text:p text:style-name="P4">standardně způsobem popsaným v kapitole o uložení a publikaci dat</text:p>
                    </text:list-item>
                    <text:list-item>
                      <text:p text:style-name="P4">uložení dat: zvláštní linksety (viz VOID file; shrnutí v tabulce?)</text:p>
                    </text:list-item>
                    <text:list-item>
                      <text:p text:style-name="P4">publikace: zvláštní named grafy? (shrnutí v tabulce?)</text:p>
                    </text:list-item>
                    <text:list-item>
                      <text:p text:style-name="P4">využití?: příklady SPARQL dotazů</text:p>
                    </text:list-item>
                  </text:list>
                </text:list-item>
                <text:list-item>
                  <text:p text:style-name="P4">verzování? (např. vazba na obce)</text:p>
                  <text:list>
                    <text:list-item>
                      <text:p text:style-name="P4">linky mezi verzovanými (trestné činy, útvary) i neverzovanými (státy, číselníky)</text:p>
                    </text:list-item>
                  </text:list>
                </text:list-item>
              </text:list>
            </text:list-item>
          </text:list>
        </text:list-item>
        <text:list-item>
          <text:p text:style-name="P4">Aplikace:</text:p>
          <text:list>
            <text:list-item>
              <text:p text:style-name="P4">popsat klasické etapy vývoje SW: požadavky, analýza, návrh, implementace, nasazení, test (viz kniha o UML)</text:p>
              <text:list>
                <text:list-item>
                  <text:p text:style-name="P4">nejasnosti: popisovat současně službu i mobilní aplikaci, nebo to dělat odděleně? existence služby a požadavky na její funkcionalitu nijak nevyplývají ze zadání a požadavků na aplikaci jako celek, <text:span text:style-name="T2">slu</text:span>žba vznikne ve fázi návrhu =&gt; to nahrává popisu celé aplikace najednou</text:p>
                </text:list-item>
              </text:list>
            </text:list-item>
            <text:list-item>
              <text:p text:style-name="P4">požadavky: </text:p>
              <text:list>
                <text:list-item>
                  <text:p text:style-name="P4">vize: taková neformální směs funkčních a nefunkčních požadavků</text:p>
                </text:list-item>
                <text:list-item>
                  <text:p text:style-name="P4">analýza požadavků (funkční, nefunkční):</text:p>
                  <text:list>
                    <text:list-item>
                      <text:p text:style-name="P4">funkční: ze zadání; <text:span text:style-name="T2">specifikovat funkcionalitu mobiln</text:span>ího klienta? (zobrazují se statistiky podle polohy; <text:span text:style-name="T2">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item>
                  <text:p text:style-name="P4">kam zařadit předpoklady o prostředí? (např. dostupnost připojení na Internet, dostupnost GPS, použití na území ČR atd.) chtělo by to před specifikaci vyplývajících požadavků (do analýzy požadavků nebo před ni?)</text:p>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text:soft-page-break/>cíl: pokrývají požadavky</text:p>
                        </text:list-item>
                        <text:list-item>
                          <text:p text:style-name="P4">např.: zobrazit index pro daný útvar, časový interval (a trestný čin)<text:span text:style-name="T2">; </text:span>zobrazit informaci o územní příslušnosti trestných činů; zobrazit informaci o vývoji trestné činnosti v čase</text:p>
                        </text:list-item>
                        <text:list-item>
                          <text:p text:style-name="P4">aktéři: koncový uživatel (člověk), klient služby (mobilní aplikace)</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
            </text:list-item>
            <text:list-item>
              <text:p text:style-name="P4">návrh:</text:p>
              <text:list>
                <text:list-item>
                  <text:p text:style-name="P4">platforma, architektura řešení (diagram v Ilustraci 5), komponenty systému (aplikace, knihovna, služba), doménový model?, diagramy tříd, modely objektové spolupráce (např. implementace metod služby), definice ukazatelů kriminality (index, objasněnost, trend)</text:p>
                </text:list-item>
                <text:list-item>
                  <text:p text:style-name="P13">slu<text:span text:style-name="T1">žba: účel: speciálně pro aplikaci; aplikace SOA (webová služba); popis rozhraní (formálně ve WSDL, jak slovně?)</text:span></text:p>
                </text:list-item>
                <text:list-item>
                  <text:p text:style-name="P4">mobilní klient:</text:p>
                  <text:list>
                    <text:list-item>
                      <text:p text:style-name="P4">wireframe model obrazovek aplikace: u každé obrazovky je popsáno, co se na ní dá dělat a co zobrazuje; jsou popsány přechody mezi obrazovkami =&gt; tím se ušetří neformální popis funkcionality služby</text:p>
                    </text:list-item>
                  </text:list>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popis packages:</text:p>
                  <text:list>
                    <text:list-item>
                      <text:p text:style-name="P4">přehled všech packages:</text:p>
                      <text:list>
                        <text:list-item>
                          <text:p text:style-name="P4">jak popsat vzájemné vztahy packages? Použít diagram s asociacemi, které mají popisek vztahu? (TODO přečti si o "package overview") <text:span text:style-name="T2">Popis </text:span>vzájemných<text:span text:style-name="T2"> </text:span>vztahů<text:span text:style-name="T2">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 diagram tříd package, diagramy objektové spolupráce tříd package</text:p>
                        </text:list-item>
                      </text:list>
                    </text:list-item>
                    <text:list-item>
                      <text:p text:style-name="P4">problémy: uvádět plně kvalifikované, nebo zkrácené názvy package?</text:p>
                    </text:list-item>
                  </text:list>
                </text:list-item>
                <text:list-item>
                  <text:p text:style-name="P4"><text:soft-page-break/>popis tříd:</text:p>
                  <text:list>
                    <text:list-item>
                      <text:p text:style-name="P4">nepopisovat implementaci jednotlivých tříd: je to příliš velký implementační detail, k tomu je zdroják a javadoc</text:p>
                    </text:list-item>
                    <text:list-item>
                      <text:p text:style-name="P4">stačí popsat účel a využití hlavních tříd (pomocné, např. QueryConfig, ne)</text:p>
                    </text:list-item>
                  </text:list>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2">popis</text:span>y zanořených packages se neustále odvolávají na celkový popis kořenové package (raději podrobněji popsat sub-package)</text:p>
                </text:list-item>
                <text:list-item>
                  <text:p text:style-name="P4">stavové diagramy: hodilo by se pro popis chování mobilní aplikace (např. přechody mezi aktivitami, nahrávání dat, reakce na změnu polohy atd.)</text:p>
                </text:list-item>
                <text:list-item>
                  <text:p text:style-name="P4">konfigurace aplikace: kam patří její popis? ne až do popisu nasazení aplikace?</text:p>
                </text:list-item>
                <text:list-item>
                  <text:p text:style-name="P4">použité knihovny: jak byly použity (kde byly uloženy v projektu, je spíše věcí deploymentu)</text:p>
                </text:list-item>
                <text:list-item>
                  <text:p text:style-name="P4">příklady:</text:p>
                  <text:list>
                    <text:list-item>
                      <text:p text:style-name="P4">volání SPARQL dotazů</text:p>
                    </text:list-item>
                    <text:list-item>
                      <text:p text:style-name="P4"><text:span text:style-name="T2">popis package: </text:span>příklad definované třídy by mohl zahrnovat i příklad jejího užití</text:p>
                    </text:list-item>
                  </text:list>
                </text:list-item>
                <text:list-item>
                  <text:p text:style-name="P4">organizace vývoje:</text:p>
                  <text:list>
                    <text:list-item>
                      <text:p text:style-name="P4">popisovat projekty (struktura) pro vývoj služby, knihovny, mobilní aplikace?</text:p>
                      <text:list>
                        <text:list-item>
                          <text:p text:style-name="P4">má to smysl pro člověka, který chce vědět, jak je fyzicky organizován zdrojový kód (packages), resources (resources, assets), kde jsou uložené použité knihovny, kde lze nalézt manifest aplikace</text:p>
                        </text:list-item>
                        <text:list-item>
                          <text:p text:style-name="P4">nemá to smysl pro pochopení logiky implementace: na to stačí diagramy tříd, stavové diagramy, diagramy objektové spolupráce, use-case diagramy atd.</text:p>
                        </text:list-item>
                      </text:list>
                    </text:list-item>
                    <text:list-item>
                      <text:p text:style-name="P4">jak oddělit logický popis implementace od fyzického? Zahrnout ten fyzický do zvláštní podkapitoly, která popisuje implementaci aplikace? asi bych vůbec nepopisoval, stačí popsat artefakty v release aplikace (fáze deploymentu?)</text:p>
                    </text:list-item>
                  </text:list>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logování chyb, konfigurace pro test a produkci (odkaz na endpoint služby, odkazy na SPARQL endpointy)</text:p>
                    </text:list-item>
                  </text:list>
                </text:list-item>
                <text:list-item>
                  <text:p text:style-name="P4">forma release:</text:p>
                  <text:list>
                    <text:list-item>
                      <text:p text:style-name="P4">služba: WAR pro Tomcat; <text:span text:style-name="T2">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text:soft-page-break/>mobilní aplikace jako aplikace na zařízení Android s přístupem k Internetu a k poloze</text:p>
                </text:list-item>
                <text:list-item>
                  <text:p text:style-name="P4">popis konfigurace aplikace (?)</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2">*</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neaktuální shapefile (a problém s aktualizací)</text:p>
            </text:list-item>
            <text:list-item>
              <text:p text:style-name="P4">diskuse naplnění požadavků a cílů práce: co se týká aplikace, tam jsou rozdíly v zadání a implementaci</text:p>
            </text:list-item>
            <text:list-item>
              <text:p text:style-name="P4">porovnání s existujícími pracemi (RDF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2">pr</text:span>ávní kvalifikace)</text:p>
                    </text:list-item>
                  </text:list>
                </text:list-item>
              </text:list>
            </text:list-item>
            <text:list-item>
              <text:p text:style-name="P4">Aplikace: programátorská dokumentace, uživatelská dokumentace (nebo linky na web?), deployment (stažení, instalace, konfigurace, update), testování (uživatelské, programátorské)</text:p>
            </text:list-item>
            <text:list-item>
              <text:p text:style-name="P4">Extrakce dat: ukázky ze skriptů (SQL, XSLT, awk; <text:span text:style-name="T2">extrakce dat, deployment dat a aplikace</text:span>), <text:span text:style-name="T2">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2">ver</text:span>zovaná data)</text:p>
            </text:list-item>
          </text:list>
        </text:list-item>
        <text:list-item>
          <text:p text:style-name="P4">Zkratky: RDF, RDFS, ESSK (kategorizovat?)</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a utility (externí i vlastní), zdrojové kódy aplikace, artefakty aplikace (APK, WAR, JAR), technická dokumentace (javadoc)</text:p>
        </text:list-item>
        <text:list-item>
          <text:p text:style-name="P4">Slovníček: (termíny ESSK) základní útvar. KŘP, ÚO, ukončení pachatele a trestného činu, <text:soft-page-break/>nápad trestné činnosti, právní pojmy (trestní zákon, trestní řád, trestní řízení), (ukazatele tr. činnosti) index, objasněnost, trend, (vývoj na Androidu) aktivita, fragment, API level, APK, app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38689346" text:continue-numbering="true" text:style-name="L4">
        <text:list-item>
          <text:p text:style-name="P4">GeoSPARQL a podpora ve Virtuoso <text:s/>(že bych nemusel skladovat data o geometrii útvarů v PostgreSQL, ale přímo ve Virtuosu)</text:p>
        </text:list-item>
        <text:list-item>
          <text:p text:style-name="P4">UML: generování RDFS (uml<text:span text:style-name="T2">2rdf</text:span>) a mapping file <text:span text:style-name="T2">(</text:span> <text:span text:style-name="T2">z </text:span>XMI pomocí XSLT) z UML pomocítagged values ve vhodném nástroji (Enterprise Architect?)</text:p>
        </text:list-item>
      </text:list>
      <text:h text:style-name="P2" text:outline-level="1">Poznámky k textu práce</text:h>
      <text:h text:style-name="P1" text:outline-level="2">Celkově</text:h>
      <text:list xml:id="list38687524" text:continue-numbering="true" text:style-name="L4">
        <text:list-item>
          <text:p text:style-name="P4">zbytečně podrobná: popis existujících prací, popis zdrojů dat o kriminalitě, příliš mnoho křížových odkazů</text:p>
        </text:list-item>
        <text:list-item>
          <text:p text:style-name="P4">úvody kapitol: na začátku kapitoly vymezení a nejlépe diagramy o tom, o čem je kapitola <text:span text:style-name="T2">ab</text:span>y se relativní laik mohl rozhodnout, jestli chce číst kapitolu hlouběji, nebo mu stačí její přehled)</text:p>
        </text:list-item>
        <text:list-item>
          <text:p text:style-name="P12"><text:span text:style-name="T1">nedostatečně podrobná:</text:span><text:span text:style-name="T2"> </text:span><text:span text:style-name="T1">např. popis datového modelu a ontologie (málo diagramů a příkladů použití)</text:span></text:p>
        </text:list-item>
        <text:list-item>
          <text:p text:style-name="P12"><text:span text:style-name="T1">členění do (pod)kapitol: příliš členité, příliš krátké (pod)kapitoly a odstavce</text:span></text:p>
        </text:list-item>
        <text:list-item>
          <text:p text:style-name="P12"><text:span text:style-name="T1">obrázky: málo diagramů (popis extrakce dat, aktualizace dat, publikace dat)</text:span></text:p>
        </text:list-item>
        <text:list-item>
          <text:p text:style-name="P4">tabulky: příliš mnoho tabulek</text:p>
        </text:list-item>
        <text:list-item>
          <text:p text:style-name="P4">příliš obecná a abstraktní (účel je zkrátit text, ale ubere se tím na srozumitelnosti)</text:p>
        </text:list-item>
        <text:list-item>
          <text:p text:style-name="P4">dlouhé názvy kapitol</text:p>
        </text:list-item>
        <text:list-item>
          <text:p text:style-name="P4">často opakovaná slova (příslušný(á, é)), fráze: <text:span text:style-name="T2">(</text:span>"jak je popsána v<text:span text:style-name="T2">")</text:span></text:p>
        </text:list-item>
        <text:list-item>
          <text:p text:style-name="P4">krkolomné názvy tabulek a obrázků: např. "Tabulka 16: Atributy útvarů PČR v shapefile pro mapu území útvarů PČR"</text:p>
        </text:list-item>
        <text:list-item>
          <text:p text:style-name="P4">nejasnosti: fráze <text:span text:style-name="T2">("</text:span>prostorové rozšíření<text:span text:style-name="T2">"</text:span>, <text:span text:style-name="T2">"</text:span>prostorová data<text:span text:style-name="T2">")</text:span></text:p>
        </text:list-item>
        <text:list-item>
          <text:p text:style-name="P4">nevhodná slova a fráze: <text:span text:style-name="T2">"</text:span>data o nápadu trestné činnosti<text:span text:style-name="T2">"</text:span> (lepší je <text:span text:style-name="T2">"</text:span>kriminální data<text:span text:style-name="T2">"</text:span>), <text:span text:style-name="T2">"</text:span>zdrojové dokumenty<text:span text:style-name="T2">"</text:span> (stačí <text:span text:style-name="T2">"</text:span>dokumenty<text:span text:style-name="T2">"</text:span>), <text:span text:style-name="T2">"</text:span>členské koncepty<text:span text:style-name="T2">"</text:span></text:p>
        </text:list-item>
        <text:list-item>
          <text:p text:style-name="P4">nekonzistence: pojmenování <text:span text:style-name="T2">("</text:span>sekce<text:span text:style-name="T2">"</text:span> vs <text:span text:style-name="T2">"</text:span>podkapitola<text:span text:style-name="T2">")</text:span></text:p>
        </text:list-item>
        <text:list-item>
          <text:p text:style-name="P13">m<text:span text:style-name="T1">álo pseudokódu (pro popis procesů a algoritmů)</text:span></text:p>
        </text:list-item>
      </text:list>
      <text:h text:style-name="P1" text:outline-level="2"><text:soft-page-break/>Úvod</text:h>
      <text:list xml:id="list38676849" text:continue-numbering="true" text:style-name="L4">
        <text:list-item>
          <text:p text:style-name="P4">hrubé vymezení cílů práce (vize)</text:p>
        </text:list-item>
      </text:list>
      <text:h text:style-name="P1" text:outline-level="2">Cíle práce</text:h>
      <text:list xml:id="list38697511" text:continue-numbering="true" text:style-name="L4">
        <text:list-item>
          <text:p text:style-name="P4">strukturovaným seznamem</text:p>
        </text:list-item>
        <text:list-item>
          <text:p text:style-name="P4">cíloví uživatelé: přesunout do úvodu</text:p>
        </text:list-item>
        <text:list-item>
          <text:p text:style-name="P4">přínosy práce v úvodní kapitole (zamýšlené) a v závěru (reálné) (ne v požadavcích ani v analýze)</text:p>
        </text:list-item>
      </text:list>
      <text:h text:style-name="P1" text:outline-level="2">Použité technologie</text:h>
      <text:list xml:id="list38668784" text:continue-numbering="true" text:style-name="L4">
        <text:list-item>
          <text:p text:style-name="P4">zkrátit</text:p>
        </text:list-item>
      </text:list>
      <text:h text:style-name="Heading_20_2" text:outline-level="2">Extrakce dat</text:h>
      <text:list xml:id="list38674120" text:continue-numbering="true" text:style-name="L4">
        <text:list-item>
          <text:p text:style-name="P12">používat bash skripty? to není přenositelné (např. na Windows je nutné mít mingw nebo cygwin): nahradit např. Javou?</text:p>
        </text:list-item>
        <text:list-item>
          <text:p text:style-name="P4">pouze extrakce obcí</text:p>
        </text:list-item>
        <text:list-item>
          <text:p text:style-name="P12"><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38696408" text:continue-numbering="true" text:style-name="L4">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
      <text:h text:style-name="P2" text:outline-level="1">Poznámky</text:h>
      <text:list xml:id="list38685010" text:continue-numbering="true" text:style-name="L4">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12"><text:span text:style-name="T1">styly písma: neproporcionální, kurzíva, tučné, podtržené, výpisy zdrojového kódu</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7M</meta:editing-duration>
    <meta:editing-cycles>49</meta:editing-cycles>
    <meta:generator>OpenOffice/4.1.1$Win32 OpenOffice.org_project/411m6$Build-9775</meta:generator>
    <dc:date>2015-12-12T18:51:55.92</dc:date>
    <dc:creator>Tomáš Beňák</dc:creator>
    <meta:document-statistic meta:table-count="0" meta:image-count="0" meta:object-count="0" meta:page-count="12" meta:paragraph-count="276" meta:word-count="3730" meta:character-count="25091"/>
    <meta:user-defined meta:name="Info 1"/>
    <meta:user-defined meta:name="Info 2"/>
    <meta:user-defined meta:name="Info 3"/>
    <meta:user-defined meta:name="Info 4"/>
  </office:meta>
</office:document-meta>
</file>